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margin-top="0cm" fo:margin-bottom="0.109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ESUMEN FOL UD5</text:h>
      <text:p text:style-name="Text_20_body">El sistema de la Seguridad Social Español está constituido por una serie de técnicas que garantizan la asistencia y protección en estados de necesidad. Se basa en una serie de grandes principios como son: la contributividad, ya que hay proporción entre lo aportado y lo percibido; la universalidad, se busca la máxima extensión de la actividad protectora; la solidaridad intergeneracional, los trabajadores en activo contribuyen a las pensiones actuales; igualdad de derechos, ya que con independencia del lugar o el momento todos tenemos los mismos derechos; suficiencia, mediante unas prestaciones adecuadas; y unidad de caja ya que el Estado es el único titular.</text:p>
      <text:p text:style-name="Text_20_body">El campo de aplicación de la Seguridad Social viene marcado porque se intenta que sea una asistencia sanitaria universal. Se basa en los principios de territorialidad y nacionalidad de esta manera quedan protegidos tanto los españoles en territorio nacional como los españoles no residentes (cuando así lo establezca el gobierno) o los extranjeros en territorio nacional, que hay que tener en cuenta que debido a los convenios firmados, los provenientes de Hispanoamérica, Brasil, Andorra, Filipinas, y trabajadores de la Unión Europea tienen los mismos derechos que los españoles, en cambio para el resto habría que revisar sus convenios, normalmente basados en la reciprocidad. </text:p>
      <text:p text:style-name="Text_20_body">Para los españoles y extranjeros legales, la cobertura médica es completa pero para los extranjeros no legalizados les incluye sólo sanidad de urgencias a excepción de los colectivos especialmente desprotegidos cómo son casos de embarazo, parto, postparto, menores de 18 años o sujetos con invalidez mayor del 65%.</text:p>
      <text:p text:style-name="Text_20_body">El sistema de la Seguridad Social se estructura en regímenes, entre ellos el régimen general, qué es el prototipo, incluye a los trabajadores por cuenta ajena, <text:s/>personal civil no funcionario de la administración, funcionarios en prácticas, miembros de Corporaciones Locales, personal laico y seglar además de todos los incluidos por Real Decreto. También en el régimen general están los incluidos en el Régimen Especial Agrario y en el Régimen Especial de Empleados del Hogar.</text:p>
      <text:p text:style-name="Text_20_body">Después están los regímenes especiales como el Régimen Especial de Trabajadores Autónomos qué incluye: a los propios autónomos, al cónyuge y los parientes del autónomo que no tienen contrato de trabajo, a los consejeros y administradores de sociedades regulares o irregulares, a los profesionales por cuenta propia, a los autónomos dependientes, que son autónomos en las que el 75% de sus ingresos provienen de una sola empresa; <text:s/>además de los colectivos incorporados posteriormente a la creación del RETA cómo son: agentes de seguros, farmacéuticos, religiosos o escritores. La peculiaridad de este sistema es que la base de cotización es a elección del individuo con unos mínimos y máximos que marca el gobierno teniendo en cuenta que para mayores de 50 años el límite máximo tiene unas reducciones para evitar abusos. También en regímenes especiales tenemos el régimen especial de trabajadores del mar que incluye a los trabajadores por cuenta ajena de embarcaciones con más de 5 tripulantes o más de 10 toneladas y los trabajadores por cuenta propia de esta actividad; el Régimen Especial de Trabajadores de la minería del carbón dónde se incluyen los trabajadores por cuenta ajena de la actividad, el Seguro Escolar de estudiantes para menores de 28 años que estudian 3º o 4º de la ESO, bachillerato, formación profesional o una carrera universitaria y el régimen especial de los funcionarios civiles del Estado, administraciones de Justicia y Fuerzas Armadas que incluya los trabajadores de estas actividades.</text:p>
      <text:p text:style-name="Text_20_body">El sistema de la seguridad social impone una serie de obligaciones. Las obligaciones formales son por cuenta del empresario e incluyen: la inscripción o variación de datos de la empresa en el Registro eligiendo la entidad aseguradora INSS o MATEPSS, <text:s/>la afiliación de trabajadores (incorporación de estos a la Seguridad Social) para la que tiene un plazo de 60 días desde el momento de la incorporación del trabajador a la empresa, este es el momento en el que al trabajador se le da un identificador único y vitalicio; el alta (acto de inclusión en el régimen general o especial) para la que también tiene un plazo de 60 días desde la incorporación del trabajador; la baja qué es la comunicación del cese del trabajador, en la que hay un máximo 3 días desde el cese para la comunicación; y la variación de datos del trabajador que también tiene un plazo de 3 días desde el conocimiento. Hay que tener en cuenta que si el empresario no cumple con estas obligaciones el trabajador puede realizaras directamente o incluso lo puede hacer la Tesorería General de la Seguridad Social de oficio.</text:p>
      <text:p text:style-name="Text_20_body"><text:soft-page-break/>Luego están las obligaciones económicas (obligación de cotizar) que son la principal fuente de financiación de la Seguridad Social. La empresa ha de cotizar por FOGASA y contingencias profesionales, sin embargo contingencias comunes, desempleo y formación profesional se cotizan de manera conjunta por empresa y trabajador, aunque el pago es a cargo de la empresa, encargada de descontar la cuota obrera de las retribuciones del trabajador. </text:p>
      <text:p text:style-name="Text_20_body">La obligación de cotizar comienza con la relación laboral, esto incluye el periodo de prueba y se suspenderá durante la huelga o cierre patronal aunque permanece en las situaciones asimiladas al alta como son: la incapacidad temporal, maternidad, riesgo durante el embarazo o lactancia, el tiempo para realizar los deberes públicos o sindicales, desempleo con prestación y otras como permisos o licencias. Se les llama a cuotas a las cantidades a ingresar en la Tesorería General de la Seguridad Social. Estas cuotas son un porcentaje de la base de cotización y este porcentaje se llama tipo de cotización. La base de cotización se corresponde con la remuneración total del trabajador con ciertas excepciones como las dietas, transporte, vestuario,etc. Está la base de cotización mensual por contingencias comunes que agrupa salario, complementos salariales y prorrata de las pagas extras; la base de cotización mensual por contingencias profesionales en la que se añaden las horas extras; y también la base de cotización por horas extraordinarias que se corresponde unicamente con el importe de las horas extras.</text:p>
      <text:p text:style-name="Text_20_body">La acción protectora de la Seguridad Social es el conjunto de situaciones de necesidad protegidas por la Seguridad Social y los mecanismos de protección o prestaciones que por ellos se otorga. Entre las acciones protectoras están la asistencia sanitaria, la recuperación profesional, las pensiones, las prestaciones familiares, la asistencia social (a inválidos o tercera edad), las prestaciones económicas de las que hay que tener en cuenta que se revalorizan según el IPC, suelen ser incompatibles entre sí y son un derecho que prescribe a los cinco años del hecho que las motivo (excepto en los casos de muerte, jubilación y supervivencia que no prescriben). Entre las prestaciones económicas están las motivadas por: incapacidad temporal, maternidad, paternidad, riesgo durante embarazo o lactancia, jubilación, muerte y supervivencia o desempleo. Estas prestaciones son embargables en la misma medida que el salario y tienen una serie de requisitos, por ejemplo, para asistencia sanitaria existe el principio de automaticidad de prestaciones, por lo que siempre se está en situación de pleno derecho, sin embargo para prestaciones no contributivas se pide que se sea residente del territorio español y con ingresos insuficientes, en este apartado tenemos servicios sociales, pensiones no contributivas por invalidez y jubilación, asignaciones por hijo a cargo, pensiones de ancianidad para emigrantes retornados o prestaciones a emigrantes de la guerra civil. Ocurre algo parecido con las prestaciones contributivas en las que se pide estar afiliado a la Seguridad Social, en situación de alta o asimilada al alta y tener cubiertos una serie de periodos de cotización, también llamados de carencia).</text:p>
      <text:p text:style-name="Text_20_body">Dentro de las acciones protectoras están las prestaciones económicas contributivas como: la de incapacidad temporal, incapacidad permanente, maternidad, suspensión de la relación laboral por riesgo en el embarazo o lactancia, paternidad, muerte y supervivencia, jubilación o desempleo</text:p>
      <text:p text:style-name="Text_20_body">En la prestación por incapacidad temporal la situación protegida es la alteración temporal de la salud del trabajador que impide la realización del trabajo, siempre que se prevea curación. La <text:s/>duración máxima es de 365 días prorrogables por 180 días más, en ese momento el INSS puede decretar otra prórroga de 185 días llegando a un total de 730, iniciar expediente de incapacidad permanente o decretar el alta. Sí después de 365 días de baja, en los siguientes 180, se volviese a dar una incapacidad temporal se consideraría recaída y el INSS podría decidir si da derecho a subsidio o no. Los beneficiarios son los afiliados al Régimen General en alta o situación asimilada en el momento del hecho causante, pero se requiere una cotización previa de 180 días en los últimos 5 años en caso de enfermedad común. En el resto de casos no existe periodo de carencia. La cuantía de la prestación en caso de contingencias comunes se basa en la base de contingencias comunes del mes anterior, dividiéndola entre los días del mes anterior, y en caso de contingencias profesionales la base de contingencias profesionales del mes anterior menos las horas extra, entre los días del mes, y a esto habría que sumar la base de cotización de horas extras del año anterior entre los días del año. La cuantía a cobrar en contingencias comunes es: entre los días 1 al 3, nada; en los días 4 a 20, el 60% de la base reguladora; y del día 21 en adelante el 75%. La entidad que paga entre el día 4 y el 15 es la empresa y del 16 en adelante paga la entidad aseguradora, INSS o MATEPSS. </text:p>
      <text:p text:style-name="Text_20_body"><text:soft-page-break/>En caso de contingencias profesionales se cobra el 75% desde el día siguiente al del hecho causante siendo la entidad pagadora la aseguradora, aunque es la empresa la que paga por delegación y después se le devuelve en el pago de las cuotas.</text:p>
      <text:p text:style-name="Text_20_body">En la maternidad la situación protegida es la suspensión del contrato por maternidad, adopción o acogimiento de un menor de 6 años o un menor de 18 con discapacidad. La duración será de 16 semanas pudiendo ser a jornada completa o tiempo parcial y aumentándose en 2 semanas en caso de parto o adopción múltiple por cada hijo a partir del segundo, así como por discapacidad del niño. El beneficiario será uno solo de los progenitores, siendo obligatorio que la madre disfrute de las 6 semanas tras el parto. El resto puede repartirse dándose un disfrute compartido. Se exige que si el beneficiario tiene entre 21 y 26 años, tenga 90 días cotizados en los 7 años anteriores, o 180 en toda su vida laboral y si es mayor de 26, 180 días de cotización en los últimos 7 años o 360 días en la vida laboral. La cuantía será el 100% de la base reguladora por incapacidad temporal de contingencias comunes desde el primer día y en caso de parto múltiple por cada hijo a partir del segundo se añadirán 6 semanas de subsidio. Sí el beneficiario cumple todos los requisitos menos la cotización se le dará una ayuda del 100% del IPREM durante 42 días desde el parto añadiendo 14 días en familias numerosas, monoparentales, o con discapacidad en madre o hijo mayor del 65%.</text:p>
      <text:p text:style-name="Text_20_body">En la paternidad la situación protegida es la misma que en la maternidad. Desde 2017 la prestación será de 4 semanas ininterrumpidas que en caso de parto o adopción múltiple, serán aumentadas en 2 días por cada hijo a partir del segundo. También se puede disfrutar a jornada completa o parcial con un mínimo del 50% de la jornada. Antes de 2017 eran solo 13 días. El subsidio puede percibirse desde el nacimiento hasta inmediatamente después de que acabe el permiso por maternidad. Sí el hijo falleciese antes del permiso no dará lugar al derecho, pero si el fallecimiento se produce después sí que perdura. Los beneficiarios son los trabajadores por cuenta ajena con una cotización de 180 días en los 7 últimos años o bien 360 días en toda su vida laboral. Para el supuesto de parto el beneficiario será el otro progenitor y en caso de acogimiento o adopción se podrá elegir quién tiene maternidad y quién paternidad. En el caso de un solo progenitor podrá elegir el subsidio a recibir. La cuantía será la misma que para la maternidad</text:p>
      <text:p text:style-name="Text_20_body">En la suspensión por riesgo en el embarazo o lactancia la situación protegida son los periodos de suspensión del contrato por riesgo durante el embarazo o lactancia de hijos menores de 9 meses. La duración será la necesaria hasta la reincorporación a un puesto compatible, o en el supuesto de embarazo, el parto, y en supuesto de lactancia, el momento en el que el hijo cumpla 9 meses. Los beneficiarios serán trabajadoras afiliadas en situación de alta o asimilada al alta. La prestación será el 100% de la base reguladora por contingencias profesionales y será pagado por INSS o MATEPSS</text:p>
      <text:p text:style-name="Text_20_body">En la incapacidad permanente la situación protegida es la de los trabajadores que tras tratamiento médico presentan reducciones funcionales que disminuyen o anulan su capacidad laboral. Para determinar esto hay una serie de grados, así, la incapacidad permanente parcial supone una disminución mayor o igual del 33% en las tareas fundamentales del puesto; la discapacidad permanente total supone la disminución que inhabilita para la profesión actual, pero no para otras; la incapacidad permanente absoluta supone la disminución que inhabilita para cualquier profesión y la gran invalidez se da cuando el trabajador necesita asistencia para los actos esenciales de la vida. Los beneficiarios serán los trabajadores afiliados en alta o situación asimilada al alta, sin ninguna carencia en caso de accidente o enfermedad profesional, y con la carencia que se determine legalmente en caso de enfermedad común. En la prestación en caso de invalidez por enfermedad común la base reguladora será: la suma de las bases de cotización de los últimos 8 años dividido por 28; en invalidez por accidente no laboral la base reguladora será la media de las bases de los 24 meses que elija el sujeto de entre los últimos 7 años; y en caso de accidente o enfermedad laboral la la retribución se calculará a partir de la retribución efectiva al momento del hecho, bajo el reglamento de accidentes de trabajo de 1956. Para la incapacidad permanente parcial el pago será de 24 mensualidades, para la total será una pensión del 55% de la base reguladora, para la absoluta una pensión del 100% de la base reguladora y en la gran invalidez se añadirá un 45% de la base reguladora para remunerar a la persona al cuidado del enfermo intercambiable por alojamiento en institución asistencial. En el caso de que la enfermedad o accidente se produjeran por incumplimiento de las normas de seguridad de la empresa se aplicará un aumento de entre el 30 y el 50% y el responsable del pago será la empresa.</text:p>
      <text:p text:style-name="Text_20_body"><text:soft-page-break/>En la jubilación la situación protegida es la vejez y el cese de actividad asociado a esta con la carencia de ingresos que ello implica. También se admite la jubilación parcial en la que se compatibiliza la pensión con un trabajo a tiempo parcial.</text:p>
      <text:p text:style-name="Text_20_body">Los beneficiarios de pensión por jubilación serán afiliados con un periodo de cotización de 15 años, dos de ellos en los últimos 15, con 65 años y 38 años y 6 meses cotizados; o bien que hayan cumplido la edad de jubilación que será de 65 años en 2012, añadiendo 1 mes por año hasta 2017 (65 y 6 meses) y 2 meses por año hasta 2027 (67 años). La jubilación es un derecho por lo que no se dará la jubilación forzosa salvo en contadas excepciones.</text:p>
      <text:p text:style-name="Text_20_body">Existe la jubilación anticipada sin reducción para: los grupos profesionales con actividades penosas, tóxicas, o peligrosas; para <text:s/>individuos con más del 65% de minusvalía; para empleados con 64 años y contrato de sustitución; y también en caso de jubilación flexible en la que se compatibiliza con un trabajo a tiempo parcial con jornada de entre el 15 y el 75%. También está la jubilación antes de la edad ordinaria, en la que se aplica un coeficiente de reducción,(normalmente 8% por año)</text:p>
      <text:p text:style-name="Text_20_body">Para el cálculo de la base reguladora se toma la base de cotización durante un tiempo y se divide por un número de meses. El tiempo en 2012 eran 15 años, a eso se se va sumando un año hasta 2022 (25 años) y el número de meses en 2012 era 210, a lo que se va sumando 14 meses por año hasta 2022 (350). El porcentaje de cobro sobre la base reguladora será del 50% <text:s/>con 15 años cotizados; por cada mes desde el año 15 hasta el 35 y dos tercios se suma un 0,19% y del año 36 en adelante un 0,18%, hasta llegar al 100% que es el máximo salvo para la jubilación con edad superior a la edad ordinaria. En estos casos se reconocerá al interesado un porcentaje adicional por cada año cotizado después de la edad de jubilación, siendo hasta 25 años cotizados un 2% adicional; con entre 25 y 37 años cotizados un 2,75% y para más de 37 años cotizados un 4% .</text:p>
      <text:p text:style-name="Text_20_body">En el supuesto de muerte o supervivencia el hecho causante es la muerte o desaparición con presunta muerte del trabajador. Para la presunta muerte deben transcurrir 90 días sin noticias del desaparecido. La situación protegida son los gastos de sepelio o la supervivencia de personas dependientes del fallecido. Los posibles beneficiarios serán: pensionistas por incapacidad permanente o jubilación, o trabajadores; en el caso de hecho derivado de enfermedad común el trabajador debía estar en situación de alta o asimilada con 500 días cotizados en los últimos 5 años, si el trabajador no está en alta o situación asimilada se le pide un periodo de cotización de 15 años.</text:p>
      <text:p text:style-name="Text_20_body">Las prestaciones serán por viudedad, orfandad o auxilio por defunción. En caso de viudedad el beneficiario es el cónyuge superviviente, al que en caso de enfermedad común, se le pide un año de matrimonio, o bien tener hijos en común o bien llevar 2 años como pareja de hecho o ser pareja de hecho con ingresos inferiores a los límites legales. Para la Seguridad Social la pareja de hecho se acredita con el empadronamiento ininterrumpido por periodo mayor de 5 años en mismo domicilio. En el caso de que haya cónyuges con separación o divorcio la cuantía se repartirá de manera proporcional al tiempo en relación con el fallecido, respetando siempre un 40% a favor del cónyuge final. La pensión de viudedad se puede extinguir en el caso de nuevo matrimonio o pareja de hecho, en caso de sentencia firme de ser causante de la muerte del fallecido, en caso de que el trabajador finalmente no hubiese fallecido o en caso de convivencia material con otra persona. La base reguladora para la pensión de viudedad se calculará: en el caso de fallecimiento por riesgo común y con el fallecido en situación de alta o asimilada al alta, la suma de las bases de cotización de un periodo que se elija de 24 meses en los últimos 15 años dividida entre 28; en caso de deceso por riesgo profesional, la base reguladora se calculará sobre los salarios reales según el reglamento de accidentes de trabajo de 1956; en caso de deceso por acto terrorista se multiplicará la última base de cotización por 12 y se dividirá por 14; y en caso de que el fallecido fuera pensionista se tomará la base reguladora de su pensión.</text:p>
      <text:p text:style-name="Text_20_body">En el desempleo la situación protegida es la pérdida de empleo o la reducción de jornada, llamada desempleo parcial. La situación de desempleo es gestionada por el SEPE y los sujetos protegidos son trabajadores que deben estar en situación legal de desempleo, afiliados, y sin haber alcanzado la edad legal para jubilarse, también deben estar inscritos como demandantes de empleo y haber suscrito un compromiso de actividad. Tienen derecho a la protección por situación legal de desempleo: si la pérdida de empleo fue por ERE o por ser víctima de violencia de género (desempleo temporal); por reducción de jornada de entre el 10 y el 70% (desempleo parcial); por extinción con causa de ERE o causas objetivas, muerte, jubilación o incapacidad del empresario; <text:soft-page-break/>despido disciplinario, contrato resuelto por el trabajador en caso de cambio sustancial de las condiciones del trabajo, incumplimiento grave del empresario o siendo víctima de violencia de género; también por fin de contrato temporal, por extinción durante el periodo de prueba o por invalidez permanente total.</text:p>
      <text:p text:style-name="P2">El subsidio por desempleo puede ser contributivo. En este caso los beneficiario serán los trabajadores afiliados en alta o situación asimilada, con un periodo de cotización de 360 días en los últimos 6 años que no haya sido computado para un prestación anterior. La solicitud se debe hacer en los 15 días hábiles desde el hecho, si se hace fuera del plazo se cobrará, pero desde la fecha de solicitud y no desde la del cese de la relación laboral. La prestación se calculará según el periodo cotizado: por el primer año se cobrarán 4 meses y por cada 6 meses adicionales se sumaran 2 hasta llegar a 6 años cotizados o más en cuyo caso se cobrarán 24 meses. La base reguladora se calculará con la cotización de los últimos 180 días, sin horas extra, dividida por 180 y el cobro será para el periodo entre el primer día y el 180 de un 70% de la base reguladora, y de un 50% para el resto. Para los importes cobrados existen unos topes, para trabajadores sin hijos el mínimo será un 80% del IPREM y el máximo el 175%, para trabajadores con hijos el mínimo, 107 y el máximo 200, y para trabajadores con 2 o más hijos al cargo el mínimo será el 175 y el máximo el 225% . Para estos cálculos se tomará el IPREM con la prorrata de pagas extra (IPREM mensual por 14 dividido de 12), los hijos serán menores de 26 años al cargo del sujeto y durante el tiempo que dure la prestación el SEPE cotizará por el trabajador a la Seguridad Social (65% de la cuota obrera) sin embargo esta cotización no será computable para próximas prestaciones. El pago se podrá hacer de manera periódica, lo habitual, o se puede solicitar un pago único en determinados casos: si <text:s/>el trabajador va a incorporarse a sociedad cooperativa o laboral podrá disponer de importe igual a la aportación a la cooperativa; si pretende constituirse como autónomo siendo minusválido con más de un 33% <text:s/>podrá solicitar la inversión a realizar; o si no tiene minusvalía también puede solicitar el pago único pero con el límite del 60% de la prestación, ampliable en determinados supuestos al 80%. También se puede compatibilizar el cobro de la prestación con la actividad por cuenta propia por un máximo de 270 días si el beneficiario es menor de 30 años, no tiene trabajadores a su cargo y lo solicita en los primeros 15 días de actividad. Para poder cobrar las prestaciones de estos modos especiales se exige: Ser el beneficiario y tener pendientes de cobro al menos 3 mensualidades, no haber usado el mismo derecho en los últimos 4 años, no haber iniciado la actividad como socio o autónomo anteriormente e iniciar la nueva actividad en el plazo máximo de un mes.</text:p>
      <text:p text:style-name="P2">La prestación por desempleo también puede ser no contributiva. A esto lo llamamos desempleo asistencial. Los sujetos protegidos son los desempleados sin derecho a desempleo contributivo que cumplen una serie de requisitos como es la insuficiencia de recursos(no tener ingresos mayores al 75% del SMI sin contar pagas extraordinarias) ser demandante de empleo y no haber rechazado ofertas de empleo adecuadas. Actualmente existen dos programas asistenciales: El programa de activación para el empleo, programa específico y extraordinario en el que los beneficiarios deben llevar un mes sin cobrar ninguna prestación, deben haber estado a fecha 1 de mayo de 2017, 1 de abril de 2016 o 1 de diciembre de 2014 inscritos como demandantes de empleo y con 170 días en los últimos 18 meses, no deben recibir ninguna prestación, deben haber abandonado involuntariamente el último trabajo y el trabajo que generó la prestación, tener rentas inferiores al 75% del SMI y responsabilidades familiares con al menos un hijo menor de 26 años o con discapacidad que tenga ingresos menores del 75% del SMI y además que la media de ingresos de la unidad familiar sea menor del 75% del SMI. Este programa da derecho al cobro durante 6 meses del 80% del IPREM unos 426 €. Por otro lado tenemos el programa temporal de protección de desempleo e inserción en el cual se enmarca el Plan Prepara conocido como 400 € para desempleados.</text:p>
      <text:p text:style-name="Text_20_body">La suspensión del derecho a la prestación por desempleo se puede dar por: traslado al extranjero por periodo inferior a 12 meses, maternidad o paternidad, cumplimiento de condena con privación de libertad, trabajo por cuenta ajena inferior a 12 meses, trabajo por cuenta propia de duración inferior a 24 meses o sanción de suspensión por infracción grave o muy grave. En estos casos la reanudación se solicitará en los 15 días siguientes a la finalización de la causa de suspensión y dará derecho a cobrar el importe anterior por el tiempo que restase, excepto en caso de infracción cuyo tiempo será computado como cobrado. Por otro lado está la extinción que se dará al agotar el plazo, al rechazar una oferta de trabajo adecuada sin causa justificada, al cumplir la edad de jubilación o por sanción grave o muy gr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67cm" fo:margin-bottom="1.17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er Díaz Garrido</meta:initial-creator>
    <meta:creation-date>2018-02-03T11:11:29.89</meta:creation-date>
    <dc:date>2018-02-04T09:28:26.70</dc:date>
    <dc:creator>Javier Díaz Garrido</dc:creator>
    <meta:editing-duration>PT2H43M22S</meta:editing-duration>
    <meta:editing-cycles>4</meta:editing-cycles>
    <meta:generator>OpenOffice/4.1.5$Win32 OpenOffice.org_project/415m1$Build-9789</meta:generator>
    <meta:document-statistic meta:table-count="0" meta:image-count="0" meta:object-count="0" meta:page-count="5" meta:paragraph-count="27" meta:word-count="4247" meta:character-count="25177"/>
  </office:meta>
</office:document-meta>
</file>